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 Mono" svg:font-family="DejaVu Sans Mono" style:font-family-generic="modern" style:font-pitch="fixed" svg:panose-1="2 11 6 9 3 8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</style:style>
    <style:style style:name="T2" style:parent-style-name="DefaultParagraphFont" style:family="text">
      <style:text-properties fo:font-style="italic" style:font-style-asian="italic" style:font-style-complex="italic"/>
    </style:style>
    <style:style style:name="T3" style:parent-style-name="DefaultParagraphFont" style:family="text">
      <style:text-properties fo:font-style="italic" style:font-style-asian="italic" style:font-style-complex="italic"/>
    </style:style>
    <style:style style:name="T4" style:parent-style-name="DefaultParagraphFont" style:family="text">
      <style:text-properties fo:font-style="italic" style:font-style-asian="italic" style:font-style-complex="italic"/>
    </style:style>
    <style:style style:name="T5" style:parent-style-name="DefaultParagraphFont" style:family="text">
      <style:text-properties fo:font-style="italic" style:font-style-asian="italic" style:font-style-complex="italic"/>
    </style:style>
    <style:style style:name="T6" style:parent-style-name="DefaultParagraphFont" style:family="text">
      <style:text-properties fo:font-style="italic" style:font-style-asian="italic" style:font-style-complex="italic"/>
    </style:style>
    <style:style style:name="T7" style:parent-style-name="DefaultParagraphFont" style:family="text">
      <style:text-properties fo:font-style="italic" style:font-style-asian="italic" style:font-style-complex="italic"/>
    </style:style>
    <style:style style:name="T8" style:parent-style-name="DefaultParagraphFont" style:family="text">
      <style:text-properties fo:font-style="italic" style:font-style-asian="italic" style:font-style-complex="italic"/>
    </style:style>
    <style:style style:name="T9" style:parent-style-name="DefaultParagraphFont" style:family="text">
      <style:text-properties fo:font-style="italic" style:font-style-asian="italic" style:font-style-complex="italic"/>
    </style:style>
    <style:style style:name="T10" style:parent-style-name="DefaultParagraphFont" style:family="text">
      <style:text-properties fo:font-style="italic" style:font-style-asian="italic" style:font-style-complex="italic"/>
    </style:style>
    <style:style style:name="T11" style:parent-style-name="DefaultParagraphFont" style:family="text">
      <style:text-properties fo:font-style="italic" style:font-style-asian="italic" style:font-style-complex="italic"/>
    </style:style>
    <style:style style:name="T12" style:parent-style-name="DefaultParagraphFont" style:family="text">
      <style:text-properties fo:font-style="italic" style:font-style-asian="italic" style:font-style-complex="italic"/>
    </style:style>
    <style:style style:name="T13" style:parent-style-name="DefaultParagraphFont" style:family="text">
      <style:text-properties fo:font-style="italic" style:font-style-asian="italic" style:font-style-complex="italic"/>
    </style:style>
  </office:automatic-styles>
  <office:body>
    <office:text text:use-soft-page-breaks="true">
      <text:p text:style-name="P1">1.</text:p>
      <text:p text:style-name="PreformattedText">a)</text:p>
      <text:p text:style-name="PreformattedText">Interrupts können keinen Speicher allokieren außer mit GFP_ATOMIC. Der Grund dafür ist, dass Interrupts keine Aktionen ausführen die können die in den<text:s/><text:span text:style-name="T2">sleep</text:span><text:s/>Zustand gehen würden.</text:p>
      <text:p text:style-name="PreformattedText"/>
      <text:p text:style-name="PreformattedText">b)</text:p>
      <text:p text:style-name="PreformattedText">In der<text:s/><text:span text:style-name="T3">Top Half</text:span><text:s/>werden kurze Operationen ausgeführt und in der<text:s/><text:span text:style-name="T4">Bottom Half<text:s/></text:span>können längere Operationen ausgeführt werden. In Gegensatz zur<text:s/><text:span text:style-name="T5">Top Half</text:span><text:s/>sind in der<text:s/><text:span text:style-name="T6">Bottom Half</text:span><text:s/>Interrupts aktiviert.</text:p>
      <text:p text:style-name="PreformattedText">Zwei mögliche Arten von<text:s/><text:span text:style-name="T7">Bottom Halve</text:span><text:span text:style-name="T8">s</text:span><text:s/>sind<text:s/><text:span text:style-name="T9">Tasklets<text:s/></text:span>und<text:s/><text:span text:style-name="T10">Workqueues</text:span>.<text:s/><text:span text:style-name="T11">Tasklets</text:span><text:s/>sind schneller, müssen aber<text:s/><text:span text:style-name="T12">atomic</text:span><text:s/>sein.<text:s/><text:span text:style-name="T13">Workqueues<text:s/></text:span>haben eine höhere Latenz, sie können dafür aber auch schlafen.</text:p>
      <text:p text:style-name="PreformattedText"/>
      <text:p text:style-name="PreformattedText">2.</text:p>
      <text:p text:style-name="PreformattedText">root@colibri:/var/tmp# cat /proc/interrupts <text:s text:c="36"/></text:p>
      <text:p text:style-name="PreformattedText"><text:s text:c="11"/>CPU0 <text:s text:c="64"/></text:p>
      <text:p text:style-name="PreformattedText"><text:s text:c="2"/>3: <text:s text:c="9"/>0 <text:s text:c="2"/>ohci_hcd:usb1 <text:s text:c="48"/></text:p>
      <text:p text:style-name="PreformattedText"><text:s text:c="2"/>8: <text:s text:c="9"/>0 <text:s text:c="2"/>MMC card detect <text:s text:c="46"/></text:p>
      <text:p text:style-name="PreformattedText"><text:s/>21: <text:s text:c="9"/>4 <text:s text:c="2"/>BTUART<text:s text:c="56"/></text:p>
      <text:p text:style-name="PreformattedText"><text:s/>22: <text:s text:c="6"/>1089 <text:s text:c="2"/>FFUART <text:s text:c="55"/></text:p>
      <text:p text:style-name="PreformattedText"><text:s/>23: <text:s text:c="9"/>2 <text:s text:c="2"/>pxa2xx-mci <text:s text:c="51"/></text:p>
      <text:p text:style-name="PreformattedText"><text:s/>25: <text:s text:c="9"/>0 <text:s text:c="2"/>DMA <text:s text:c="12"/><text:s text:c="46"/></text:p>
      <text:p text:style-name="PreformattedText"><text:s/>26: <text:s text:c="5"/>62699 <text:s text:c="2"/>PXA Timer Tick <text:s text:c="47"/></text:p>
      <text:p text:style-name="PreformattedText"><text:s/>47: <text:s text:c="8"/>13 <text:s text:c="2"/>leds <text:s text:c="57"/></text:p>
      <text:p text:style-name="PreformattedText">116: <text:s text:c="9"/>0 <text:s text:c="2"/>PCMCIA CD <text:s text:c="16"/><text:s text:c="36"/></text:p>
      <text:p text:style-name="PreformattedText">146: <text:s text:c="5"/>17639 <text:s text:c="2"/>eth0 <text:s text:c="57"/></text:p>
      <text:p text:style-name="PreformattedText">Err: <text:s text:c="9"/>0 <text:s text:c="62"/></text:p>
      <text:p text:style-name="PreformattedText"/>
      <text:p text:style-name="PreformattedText"/>
      <text:p text:style-name="PreformattedText"/>
      <text:p text:style-name="PreformattedText"/>
      <text:p text:style-name="PreformattedText">LED2: Pin 13</text:p>
      <text:p text:style-name="PreformattedText">LED1: Pin 1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 Mono" svg:font-family="DejaVu Sans Mono" style:font-family-generic="modern" style:font-pitch="fixed" svg:panose-1="2 11 6 9 3 8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A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DejaVu Sans Mono" style:font-name-complex="DejaVu Sans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Penn Reinhard - S1410567017</dc:creator>
    <meta:creation-date>2014-11-24T17:48:00Z</meta:creation-date>
    <dc:date>2014-11-24T17:48:00Z</dc:date>
    <meta:template xlink:href="Normal.dotm" xlink:type="simple"/>
    <meta:editing-cycles>18</meta:editing-cycles>
    <meta:editing-duration>PT0S</meta:editing-duration>
    <meta:document-statistic meta:page-count="1" meta:paragraph-count="3" meta:word-count="227" meta:character-count="1656" meta:row-count="11" meta:non-whitespace-character-count="1432"/>
  </office:meta>
</office:document-meta>
</file>